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4.471cm"/>
    </style:style>
    <style:style style:name="co3" style:family="table-column">
      <style:table-column-properties fo:break-before="auto" style:column-width="5.498cm"/>
    </style:style>
    <style:style style:name="co4" style:family="table-column">
      <style:table-column-properties fo:break-before="auto" style:column-width="4.445cm"/>
    </style:style>
    <style:style style:name="co5" style:family="table-column">
      <style:table-column-properties fo:break-before="auto" style:column-width="41.046cm"/>
    </style:style>
    <style:style style:name="co6" style:family="table-column">
      <style:table-column-properties fo:break-before="auto" style:column-width="0.504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VilleMTP_MTP_ArbresRemarq_2011_v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office:value-type="string">
            <text:p>SUJET,N,6,0</text:p>
          </table:table-cell>
          <table:table-cell office:value-type="string">
            <text:p>NOM_LATIN,C,24</text:p>
          </table:table-cell>
          <table:table-cell office:value-type="string">
            <text:p>NOM_USUEL,C,33</text:p>
          </table:table-cell>
          <table:table-cell office:value-type="string">
            <text:p>D_OC,C,26</text:p>
          </table:table-cell>
          <table:table-cell office:value-type="string">
            <text:p>DESCRIPTIO,C,250</text:p>
          </table:table-cell>
          <table:table-cell office:value-type="string">
            <text:p>AGE,N,5,0</text:p>
          </table:table-cell>
          <table:table-cell office:value-type="string">
            <text:p>DIMENSION,N,5,0</text:p>
          </table:table-cell>
        </table:table-row>
        <table:table-row table:style-name="ro1">
          <table:table-cell office:value-type="float" office:value="1">
            <text:p>1</text:p>
          </table:table-cell>
          <table:table-cell office:value-type="string">
            <text:p>Acer monspessulanum</text:p>
          </table:table-cell>
          <table:table-cell office:value-type="string">
            <text:p>Erable de Montpellier</text:p>
          </table:table-cell>
          <table:table-cell office:value-type="string">
            <text:p>Agast, Viulounié</text:p>
          </table:table-cell>
          <table:table-cell office:value-type="string">
            <text:p>C'est un arbuste ou un petit arbre à écorce foncée généralement de petite taille dans la nature (il atteint en moyenne 5 mètres). Ici il dépasse les 10 mètres.</text:p>
          </table:table-cell>
          <table:table-cell table:number-columns-repeated="2" office:value-type="float" office:value="5">
            <text:p>5</text:p>
          </table:table-cell>
        </table:table-row>
        <table:table-row table:style-name="ro1">
          <table:table-cell office:value-type="float" office:value="2">
            <text:p>2</text:p>
          </table:table-cell>
          <table:table-cell office:value-type="string">
            <text:p>Quercus pubescens</text:p>
          </table:table-cell>
          <table:table-cell office:value-type="string">
            <text:p>Chêne pubescent</text:p>
          </table:table-cell>
          <table:table-cell office:value-type="string">
            <text:p>Chaine, Blacas</text:p>
          </table:table-cell>
          <table:table-cell office:value-type="string">
            <text:p>Arbre à feuillage caduc des régions tempérées de l'hemisphère nord. Son nom vient du latin pubescens : à poils courts et mous (face inférieure des feuilles et jeunes rameaux). C'est une adaptation de l'arbre à la sécheresse.arbre de très grande taill</text:p>
          </table:table-cell>
          <table:table-cell table:number-columns-repeated="2" office:value-type="float" office:value="5">
            <text:p>5</text:p>
          </table:table-cell>
        </table:table-row>
        <table:table-row table:style-name="ro1">
          <table:table-cell office:value-type="float" office:value="3">
            <text:p>3</text:p>
          </table:table-cell>
          <table:table-cell office:value-type="string">
            <text:p>Filaria</text:p>
          </table:table-cell>
          <table:table-cell office:value-type="string">
            <text:p>Filaire</text:p>
          </table:table-cell>
          <table:table-cell office:value-type="string">
            <text:p>Alaverd, Aure, Taradèu, O</text:p>
          </table:table-cell>
          <table:table-cell office:value-type="string">
            <text:p>Phillyrea (ou filaria), est un genre de plantes de la famille des Oleaceae. Ce sont des filaires des plantes généralement de garrigue.</text:p>
          </table:table-cell>
          <table:table-cell office:value-type="float" office:value="4">
            <text:p>4</text:p>
          </table:table-cell>
          <table:table-cell office:value-type="float" office:value="3">
            <text:p>3</text:p>
          </table:table-cell>
        </table:table-row>
        <table:table-row table:style-name="ro1">
          <table:table-cell office:value-type="float" office:value="4">
            <text:p>4</text:p>
          </table:table-cell>
          <table:table-cell office:value-type="string">
            <text:p>Celtis australis</text:p>
          </table:table-cell>
          <table:table-cell office:value-type="string">
            <text:p>Micocoulier de Provence</text:p>
          </table:table-cell>
          <table:table-cell office:value-type="string">
            <text:p>Falabreguièr</text:p>
          </table:table-cell>
          <table:table-cell office:value-type="string">
            <text:p>Très grand micocoulier au centre de la place, marquant fortement le paysage.</text:p>
          </table:table-cell>
          <table:table-cell office:value-type="float" office:value="4">
            <text:p>4</text:p>
          </table:table-cell>
          <table:table-cell office:value-type="float" office:value="0">
            <text:p>0</text:p>
          </table:table-cell>
        </table:table-row>
        <table:table-row table:style-name="ro1">
          <table:table-cell office:value-type="float" office:value="5">
            <text:p>5</text:p>
          </table:table-cell>
          <table:table-cell office:value-type="string">
            <text:p>Fraxinus ornus</text:p>
          </table:table-cell>
          <table:table-cell office:value-type="string">
            <text:p>Frêne à fleurs</text:p>
          </table:table-cell>
          <table:table-cell office:value-type="string">
            <text:p>Fraissa</text:p>
          </table:table-cell>
          <table:table-cell office:value-type="string">
            <text:p>Le frêne à fleurs est un arbre de petite taille. Sa floraison blanche lui confère une beauté remarquable au printemps. Sujet particulièrement ancien .</text:p>
          </table:table-cell>
          <table:table-cell office:value-type="float" office:value="4">
            <text:p>4</text:p>
          </table:table-cell>
          <table:table-cell office:value-type="float" office:value="0">
            <text:p>0</text:p>
          </table:table-cell>
        </table:table-row>
        <table:table-row table:style-name="ro1">
          <table:table-cell office:value-type="float" office:value="6">
            <text:p>6</text:p>
          </table:table-cell>
          <table:table-cell office:value-type="string">
            <text:p>Quercus suber</text:p>
          </table:table-cell>
          <table:table-cell office:value-type="string">
            <text:p>Chêne liège</text:p>
          </table:table-cell>
          <table:table-cell office:value-type="string">
            <text:p>Siure</text:p>
          </table:table-cell>
          <table:table-cell office:value-type="string">
            <text:p>Il peut vivre 150 à 200 ans et atteindre 20 à 25 m de Haut. Arbre rare sur la ville. Il fait parti du jardin à l'anglaise du parc de Méric.</text:p>
          </table:table-cell>
          <table:table-cell table:number-columns-repeated="2" office:value-type="float" office:value="0">
            <text:p>0</text:p>
          </table:table-cell>
        </table:table-row>
        <table:table-row table:style-name="ro1">
          <table:table-cell office:value-type="float" office:value="7">
            <text:p>7</text:p>
          </table:table-cell>
          <table:table-cell office:value-type="string">
            <text:p>Zizyphus jujuba</text:p>
          </table:table-cell>
          <table:table-cell office:value-type="string">
            <text:p>Jujubier</text:p>
          </table:table-cell>
          <table:table-cell/>
          <table:table-cell office:value-type="string">
            <text:p>Un arbuste épineux originaire de Chine et répandu dans les régions méditerranéennes, le fruit, <text:s/>la jujube est comestible. Ce spécimen est particulièrement ancien.</text:p>
          </table:table-cell>
          <table:table-cell office:value-type="float" office:value="4">
            <text:p>4</text:p>
          </table:table-cell>
          <table:table-cell office:value-type="float" office:value="0">
            <text:p>0</text:p>
          </table:table-cell>
        </table:table-row>
        <table:table-row table:style-name="ro1">
          <table:table-cell office:value-type="float" office:value="8">
            <text:p>8</text:p>
          </table:table-cell>
          <table:table-cell office:value-type="string">
            <text:p>Cedrus libani</text:p>
          </table:table-cell>
          <table:table-cell office:value-type="string">
            <text:p>Cèdre du Liban</text:p>
          </table:table-cell>
          <table:table-cell/>
          <table:table-cell office:value-type="string">
            <text:p>Conifère à feuilles persistantes qui pousse jusqu'à 40 m de Hauteur. C'est l'emblème nationnal du Liban. On trouve peu de sujets de cette taille.</text:p>
          </table:table-cell>
          <table:table-cell office:value-type="float" office:value="6">
            <text:p>6</text:p>
          </table:table-cell>
          <table:table-cell office:value-type="float" office:value="0">
            <text:p>0</text:p>
          </table:table-cell>
        </table:table-row>
        <table:table-row table:style-name="ro1">
          <table:table-cell office:value-type="float" office:value="9">
            <text:p>9</text:p>
          </table:table-cell>
          <table:table-cell office:value-type="string">
            <text:p>Liquidambar orientalis</text:p>
          </table:table-cell>
          <table:table-cell office:value-type="string">
            <text:p>Copalme d'Orient</text:p>
          </table:table-cell>
          <table:table-cell/>
          <table:table-cell office:value-type="string">
            <text:p>Originaire d'Asie mineure, cet arbre élégant au port pyramidal trône sur la grande pelouse du jardin dessiné par Edouard André. En Orient, on en extrayait un lait de beauté.</text:p>
          </table:table-cell>
          <table:table-cell table:number-columns-repeated="2" office:value-type="float" office:value="5">
            <text:p>5</text:p>
          </table:table-cell>
        </table:table-row>
        <table:table-row table:style-name="ro1">
          <table:table-cell office:value-type="float" office:value="10">
            <text:p>10</text:p>
          </table:table-cell>
          <table:table-cell office:value-type="string">
            <text:p>Morus nigra</text:p>
          </table:table-cell>
          <table:table-cell office:value-type="string">
            <text:p>Mûrier noir</text:p>
          </table:table-cell>
          <table:table-cell office:value-type="string">
            <text:p>Aubre d'òr, Amourié</text:p>
          </table:table-cell>
          <table:table-cell office:value-type="string">
            <text:p>Originaire d' Asie occidentale. Il a étè introduit et cultivé pour l'élevage des vers à soie.</text:p>
          </table:table-cell>
          <table:table-cell table:number-columns-repeated="2" office:value-type="float" office:value="2">
            <text:p>2</text:p>
          </table:table-cell>
        </table:table-row>
        <table:table-row table:style-name="ro1">
          <table:table-cell office:value-type="float" office:value="11">
            <text:p>11</text:p>
          </table:table-cell>
          <table:table-cell office:value-type="string">
            <text:p>Broussonetia papyrifera</text:p>
          </table:table-cell>
          <table:table-cell office:value-type="string">
            <text:p>Mûrier à papier</text:p>
          </table:table-cell>
          <table:table-cell/>
          <table:table-cell office:value-type="string">
            <text:p>Le nom de ce genre rend hommage à Pierre Auguste Broussonet.(1761-1807),botaniste français qui fut le premier à introduire des pieds femelles de muçrie à papier de Chine à la fin du 18e siecle.</text:p>
          </table:table-cell>
          <table:table-cell table:number-columns-repeated="2" office:value-type="float" office:value="0">
            <text:p>0</text:p>
          </table:table-cell>
        </table:table-row>
        <table:table-row table:style-name="ro1">
          <table:table-cell office:value-type="float" office:value="12">
            <text:p>12</text:p>
          </table:table-cell>
          <table:table-cell office:value-type="string">
            <text:p>Cedrus libani</text:p>
          </table:table-cell>
          <table:table-cell office:value-type="string">
            <text:p>Cèdre du Liban</text:p>
          </table:table-cell>
          <table:table-cell office:value-type="string">
            <text:p>Lo cèdre</text:p>
          </table:table-cell>
          <table:table-cell office:value-type="string">
            <text:p>Le cèdre du Liban est arbre conifere à feuilles persistantes qui pousse jusqu'à 40 mètres de hauteur sujet marquant le paysage dans ce beau parc.</text:p>
          </table:table-cell>
          <table:table-cell office:value-type="float" office:value="8">
            <text:p>8</text:p>
          </table:table-cell>
          <table:table-cell office:value-type="float" office:value="7">
            <text:p>7</text:p>
          </table:table-cell>
        </table:table-row>
        <table:table-row table:style-name="ro1">
          <table:table-cell office:value-type="float" office:value="13">
            <text:p>13</text:p>
          </table:table-cell>
          <table:table-cell office:value-type="string">
            <text:p>Quercus ilex</text:p>
          </table:table-cell>
          <table:table-cell office:value-type="string">
            <text:p>Chêne vert</text:p>
          </table:table-cell>
          <table:table-cell office:value-type="string">
            <text:p>Euse, Garric</text:p>
          </table:table-cell>
          <table:table-cell office:value-type="string">
            <text:p>Le chêne vet est arbre un arbre à feuillage persistant de la famille des Fagacées présent sous forme de bois clairs et garrigues.</text:p>
          </table:table-cell>
          <table:table-cell office:value-type="float" office:value="4">
            <text:p>4</text:p>
          </table:table-cell>
          <table:table-cell office:value-type="float" office:value="2">
            <text:p>2</text:p>
          </table:table-cell>
        </table:table-row>
        <table:table-row table:style-name="ro1">
          <table:table-cell office:value-type="float" office:value="14">
            <text:p>14</text:p>
          </table:table-cell>
          <table:table-cell office:value-type="string">
            <text:p>Cupressus cashmeriana</text:p>
          </table:table-cell>
          <table:table-cell office:value-type="string">
            <text:p>Cyprès du cachemire</text:p>
          </table:table-cell>
          <table:table-cell/>
          <table:table-cell office:value-type="string">
            <text:p>Cet arbre est considéré comme un espèce menacée.Il pousse à des altitudes comprises entre 1250 et 2800m.</text:p>
          </table:table-cell>
          <table:table-cell office:value-type="float" office:value="3">
            <text:p>3</text:p>
          </table:table-cell>
          <table:table-cell office:value-type="float" office:value="0">
            <text:p>0</text:p>
          </table:table-cell>
        </table:table-row>
        <table:table-row table:style-name="ro1">
          <table:table-cell office:value-type="float" office:value="15">
            <text:p>15</text:p>
          </table:table-cell>
          <table:table-cell office:value-type="string">
            <text:p>Celtis Australis</text:p>
          </table:table-cell>
          <table:table-cell office:value-type="string">
            <text:p>Micocoulier de Provence</text:p>
          </table:table-cell>
          <table:table-cell office:value-type="string">
            <text:p>Falabreguièr, Fanabregol</text:p>
          </table:table-cell>
          <table:table-cell office:value-type="string">
            <text:p>Ce micocoulier, malgrès sa vitesse de croissance assez lente forme <text:s/>un très bel arbre d'ombrage très prèsent dans certaines régions du sud de la France. Arbre de grande taille.</text:p>
          </table:table-cell>
          <table:table-cell table:number-columns-repeated="2" office:value-type="float" office:value="5">
            <text:p>5</text:p>
          </table:table-cell>
        </table:table-row>
        <table:table-row table:style-name="ro1">
          <table:table-cell office:value-type="float" office:value="16">
            <text:p>16</text:p>
          </table:table-cell>
          <table:table-cell office:value-type="string">
            <text:p>Taxodium distichum</text:p>
          </table:table-cell>
          <table:table-cell office:value-type="string">
            <text:p>Cyprès chauve</text:p>
          </table:table-cell>
          <table:table-cell/>
          <table:table-cell office:value-type="string">
            <text:p>Le cyprès chauve ou cyprès de Louisiane originaire du sud -est des Etats-Unis.C'est une espèce remarquable par son adptation aux milieux humides.</text:p>
          </table:table-cell>
          <table:table-cell table:number-columns-repeated="2" office:value-type="float" office:value="6">
            <text:p>6</text:p>
          </table:table-cell>
        </table:table-row>
        <table:table-row table:style-name="ro1">
          <table:table-cell office:value-type="float" office:value="17">
            <text:p>17</text:p>
          </table:table-cell>
          <table:table-cell office:value-type="string">
            <text:p>Olea europea</text:p>
          </table:table-cell>
          <table:table-cell office:value-type="string">
            <text:p>Olivier d'Europe</text:p>
          </table:table-cell>
          <table:table-cell office:value-type="string">
            <text:p>Oliu, Oulivié</text:p>
          </table:table-cell>
          <table:table-cell office:value-type="string">
            <text:p>L'Olivier est un arbre de la famille des Oléacées cultivé dans les régions de climat méditerranéen pour son fruit olive,qui donne une huile recherchée.</text:p>
          </table:table-cell>
          <table:table-cell office:value-type="float" office:value="5">
            <text:p>5</text:p>
          </table:table-cell>
          <table:table-cell office:value-type="float" office:value="0">
            <text:p>0</text:p>
          </table:table-cell>
        </table:table-row>
        <table:table-row table:style-name="ro1">
          <table:table-cell office:value-type="float" office:value="18">
            <text:p>18</text:p>
          </table:table-cell>
          <table:table-cell office:value-type="string">
            <text:p>Sequoia sempervirens</text:p>
          </table:table-cell>
          <table:table-cell office:value-type="string">
            <text:p>Sequoia toujours vert</text:p>
          </table:table-cell>
          <table:table-cell/>
          <table:table-cell office:value-type="string">
            <text:p>Le Sequoia à feuilles d'if ou sequoia toujours vert (sequoia sempervirens) est un conifaire originaire de Californie.</text:p>
          </table:table-cell>
          <table:table-cell office:value-type="float" office:value="3">
            <text:p>3</text:p>
          </table:table-cell>
          <table:table-cell office:value-type="float" office:value="4">
            <text:p>4</text:p>
          </table:table-cell>
        </table:table-row>
        <table:table-row table:style-name="ro1">
          <table:table-cell office:value-type="float" office:value="19">
            <text:p>19</text:p>
          </table:table-cell>
          <table:table-cell office:value-type="string">
            <text:p>Erythea armata</text:p>
          </table:table-cell>
          <table:table-cell office:value-type="string">
            <text:p>Palmier bleu</text:p>
          </table:table-cell>
          <table:table-cell/>
          <table:table-cell office:value-type="string">
            <text:p>Palmier bleu du Mexique.palmier métallique rare et peu connu,de croissance lente la teinte partculière du feuillage et très attractive.</text:p>
          </table:table-cell>
          <table:table-cell office:value-type="float" office:value="0">
            <text:p>0</text:p>
          </table:table-cell>
          <table:table-cell office:value-type="float" office:value="3">
            <text:p>3</text:p>
          </table:table-cell>
        </table:table-row>
        <table:table-row table:style-name="ro1">
          <table:table-cell office:value-type="float" office:value="20">
            <text:p>20</text:p>
          </table:table-cell>
          <table:table-cell office:value-type="string">
            <text:p>Phoenix canariensis</text:p>
          </table:table-cell>
          <table:table-cell office:value-type="string">
            <text:p>Palmier des Canaries</text:p>
          </table:table-cell>
          <table:table-cell/>
          <table:table-cell office:value-type="string">
            <text:p>Le dattier des Canaries,très planté,est un des plus masjestueux palmiers à stipe massif,avec de longues et abondantes feuilles pennées.Sa rapidité de croissance et sa facilité de culture expliquent son succès.</text:p>
          </table:table-cell>
          <table:table-cell office:value-type="float" office:value="0">
            <text:p>0</text:p>
          </table:table-cell>
          <table:table-cell office:value-type="float" office:value="3">
            <text:p>3</text:p>
          </table:table-cell>
        </table:table-row>
        <table:table-row table:style-name="ro1">
          <table:table-cell office:value-type="float" office:value="21">
            <text:p>21</text:p>
          </table:table-cell>
          <table:table-cell office:value-type="string">
            <text:p>Jubaea chilensis</text:p>
          </table:table-cell>
          <table:table-cell office:value-type="string">
            <text:p>Jubea, Palma de miel</text:p>
          </table:table-cell>
          <table:table-cell/>
          <table:table-cell office:value-type="string">
            <text:p>Jubaea chilensis, appelé également cocotier du Chili,est le plus gros des palmiers.Son stipe atteint parfois 5 mètre de circonférence au sol.C'est un palmier à la croissance lente à l'âge juvénile puis s'accélerant à partir de la quinzième année .</text:p>
          </table:table-cell>
          <table:table-cell office:value-type="float" office:value="5">
            <text:p>5</text:p>
          </table:table-cell>
          <table:table-cell office:value-type="float" office:value="2">
            <text:p>2</text:p>
          </table:table-cell>
        </table:table-row>
        <table:table-row table:style-name="ro1">
          <table:table-cell office:value-type="float" office:value="22">
            <text:p>22</text:p>
          </table:table-cell>
          <table:table-cell office:value-type="string">
            <text:p>Platanus acerifolia</text:p>
          </table:table-cell>
          <table:table-cell office:value-type="string">
            <text:p>Platane</text:p>
          </table:table-cell>
          <table:table-cell office:value-type="string">
            <text:p>Platano</text:p>
          </table:table-cell>
          <table:table-cell office:value-type="string">
            <text:p>Le platane est très fréquent en Europe,où il est planté dans les parcs,le long des routes du fait de sa grande résistance à la pollution. Ici en port libre marque le paysage.</text:p>
          </table:table-cell>
          <table:table-cell table:number-columns-repeated="2" office:value-type="float" office:value="4">
            <text:p>4</text:p>
          </table:table-cell>
        </table:table-row>
        <table:table-row table:style-name="ro1">
          <table:table-cell office:value-type="float" office:value="24">
            <text:p>24</text:p>
          </table:table-cell>
          <table:table-cell office:value-type="string">
            <text:p>Celtis occidentalis</text:p>
          </table:table-cell>
          <table:table-cell office:value-type="string">
            <text:p>Micocoulier de Virginie</text:p>
          </table:table-cell>
          <table:table-cell/>
          <table:table-cell office:value-type="string">
            <text:p>L'arbre est originaire d' Amérique du Nord.Rare sur la ville il ne supporte pas les grands froids.</text:p>
          </table:table-cell>
          <table:table-cell table:number-columns-repeated="2" office:value-type="float" office:value="4">
            <text:p>4</text:p>
          </table:table-cell>
        </table:table-row>
        <table:table-row table:style-name="ro1">
          <table:table-cell office:value-type="float" office:value="25">
            <text:p>25</text:p>
          </table:table-cell>
          <table:table-cell office:value-type="string">
            <text:p>Melia azedarach</text:p>
          </table:table-cell>
          <table:table-cell office:value-type="string">
            <text:p>Lilas des Indes</text:p>
          </table:table-cell>
          <table:table-cell/>
          <table:table-cell office:value-type="string">
            <text:p>le melia est une espèce d'arbre à feuillage caduc originaire d'Inde,du sud de la Chine et d'Australie,elle est parfois confondue avec le margousier.</text:p>
          </table:table-cell>
          <table:table-cell office:value-type="float" office:value="2">
            <text:p>2</text:p>
          </table:table-cell>
          <table:table-cell office:value-type="float" office:value="0">
            <text:p>0</text:p>
          </table:table-cell>
        </table:table-row>
        <table:table-row table:style-name="ro1">
          <table:table-cell office:value-type="float" office:value="26">
            <text:p>26</text:p>
          </table:table-cell>
          <table:table-cell office:value-type="string">
            <text:p>Pinus halepensis</text:p>
          </table:table-cell>
          <table:table-cell office:value-type="string">
            <text:p>Pin d'Alep</text:p>
          </table:table-cell>
          <table:table-cell office:value-type="string">
            <text:p>Pin blanc</text:p>
          </table:table-cell>
          <table:table-cell office:value-type="string">
            <text:p>Sa répartition géographique est essentiellement autour des côtes méditerranéennes,et plus principalement en Algérie et en Espagne.</text:p>
          </table:table-cell>
          <table:table-cell office:value-type="float" office:value="3">
            <text:p>3</text:p>
          </table:table-cell>
          <table:table-cell office:value-type="float" office:value="0">
            <text:p>0</text:p>
          </table:table-cell>
        </table:table-row>
        <table:table-row table:style-name="ro1">
          <table:table-cell office:value-type="float" office:value="27">
            <text:p>27</text:p>
          </table:table-cell>
          <table:table-cell office:value-type="string">
            <text:p>Arbutus andrachne</text:p>
          </table:table-cell>
          <table:table-cell office:value-type="string">
            <text:p>Arbousier de Grèce</text:p>
          </table:table-cell>
          <table:table-cell/>
          <table:table-cell office:value-type="string">
            <text:p>L'ecorce de l'arbousier de Grèce revêt au printemps de vives couleurs rouges,puis avec les chaleurs estivales se dénude peu à peu,des fragments rectangulaires se détachent,se dessèchent et s'enroulent,laissant apparaître la jeune ecorce. Ce spécimmen</text:p>
          </table:table-cell>
          <table:table-cell table:number-columns-repeated="2" office:value-type="float" office:value="6">
            <text:p>6</text:p>
          </table:table-cell>
        </table:table-row>
        <table:table-row table:style-name="ro1">
          <table:table-cell office:value-type="float" office:value="28">
            <text:p>28</text:p>
          </table:table-cell>
          <table:table-cell office:value-type="string">
            <text:p>Abies pinsapo</text:p>
          </table:table-cell>
          <table:table-cell office:value-type="string">
            <text:p>Sapin d'Espagne</text:p>
          </table:table-cell>
          <table:table-cell/>
          <table:table-cell office:value-type="string">
            <text:p>Abies pinsapo est un grand conifère de croissance lente au feuillage sombre originaire des régions montagneuses du sud de l'Espagne et du Maroc, entre 1000 et 1900 mètre d'altitude.</text:p>
          </table:table-cell>
          <table:table-cell table:number-columns-repeated="2" office:value-type="float" office:value="3">
            <text:p>3</text:p>
          </table:table-cell>
        </table:table-row>
        <table:table-row table:style-name="ro1">
          <table:table-cell office:value-type="float" office:value="29">
            <text:p>29</text:p>
          </table:table-cell>
          <table:table-cell office:value-type="string">
            <text:p>Cedrus Atlantica</text:p>
          </table:table-cell>
          <table:table-cell office:value-type="string">
            <text:p>Cèdre de l'Atlas</text:p>
          </table:table-cell>
          <table:table-cell office:value-type="string">
            <text:p>Lo cedre</text:p>
          </table:table-cell>
          <table:table-cell office:value-type="string">
            <text:p>Les cèdres sont de grands arbres.les cèdres peuvent vivre plus de 1000ans.Ilsont reconnus pour leur croissance rapide. Arbre de grande taille.</text:p>
          </table:table-cell>
          <table:table-cell office:value-type="float" office:value="5">
            <text:p>5</text:p>
          </table:table-cell>
          <table:table-cell office:value-type="float" office:value="6">
            <text:p>6</text:p>
          </table:table-cell>
        </table:table-row>
        <table:table-row table:style-name="ro1">
          <table:table-cell office:value-type="float" office:value="30">
            <text:p>30</text:p>
          </table:table-cell>
          <table:table-cell office:value-type="string">
            <text:p>Pinus bungeana</text:p>
          </table:table-cell>
          <table:table-cell office:value-type="string">
            <text:p>Pin Napoleon</text:p>
          </table:table-cell>
          <table:table-cell/>
          <table:table-cell office:value-type="string">
            <text:p>Le pin Napoleon (Pinus Bungeana)est un arbre de la famille des pnacées originaire de Chine.Il peut mesurer jusqu'à 15 métres.</text:p>
          </table:table-cell>
          <table:table-cell office:value-type="float" office:value="3">
            <text:p>3</text:p>
          </table:table-cell>
          <table:table-cell office:value-type="float" office:value="2">
            <text:p>2</text:p>
          </table:table-cell>
        </table:table-row>
        <table:table-row table:style-name="ro1">
          <table:table-cell office:value-type="float" office:value="31">
            <text:p>31</text:p>
          </table:table-cell>
          <table:table-cell office:value-type="string">
            <text:p>Ginkgo biloba</text:p>
          </table:table-cell>
          <table:table-cell office:value-type="string">
            <text:p>Arbre aux quarante écus</text:p>
          </table:table-cell>
          <table:table-cell/>
          <table:table-cell office:value-type="string">
            <text:p>(Arbres aux quarante écus).Origine Chine.Cest la plus ancienne famille d'arbres connue.Elle existait déjà une quarntaine de million d'années avant l'apparition des dinosaures.</text:p>
          </table:table-cell>
          <table:table-cell office:value-type="float" office:value="3">
            <text:p>3</text:p>
          </table:table-cell>
          <table:table-cell office:value-type="float" office:value="5">
            <text:p>5</text:p>
          </table:table-cell>
        </table:table-row>
        <table:table-row table:style-name="ro1">
          <table:table-cell office:value-type="float" office:value="32">
            <text:p>32</text:p>
          </table:table-cell>
          <table:table-cell office:value-type="string">
            <text:p>Sterculia platanifolia</text:p>
          </table:table-cell>
          <table:table-cell office:value-type="string">
            <text:p>Sterculier à feuilles de Platane</text:p>
          </table:table-cell>
          <table:table-cell/>
          <table:table-cell office:value-type="string">
            <text:p>Origine Géographique:Chine.Climat tropical à tempérè.Il suporte des gelée de l'ordre de -8°c.</text:p>
          </table:table-cell>
          <table:table-cell office:value-type="float" office:value="3">
            <text:p>3</text:p>
          </table:table-cell>
          <table:table-cell office:value-type="float" office:value="0">
            <text:p>0</text:p>
          </table:table-cell>
        </table:table-row>
        <table:table-row table:style-name="ro1">
          <table:table-cell office:value-type="float" office:value="33">
            <text:p>33</text:p>
          </table:table-cell>
          <table:table-cell office:value-type="string">
            <text:p>Cupressus sempervirens</text:p>
          </table:table-cell>
          <table:table-cell office:value-type="string">
            <text:p>Cyprès de Provence</text:p>
          </table:table-cell>
          <table:table-cell office:value-type="string">
            <text:p>Ciprièr, Ciprès</text:p>
          </table:table-cell>
          <table:table-cell office:value-type="string">
            <text:p>Cupressus Sempervirens,encore appelé cyprès toujours vert(origine Asie).Cet arbre est planté en haut de la tour. Planté en haut de la Tour.</text:p>
          </table:table-cell>
          <table:table-cell table:number-columns-repeated="2" office:value-type="float" office:value="0">
            <text:p>0</text:p>
          </table:table-cell>
        </table:table-row>
        <table:table-row table:style-name="ro1">
          <table:table-cell office:value-type="float" office:value="34">
            <text:p>34</text:p>
          </table:table-cell>
          <table:table-cell office:value-type="string">
            <text:p>Gleditsia triacanthos</text:p>
          </table:table-cell>
          <table:table-cell office:value-type="string">
            <text:p>Févier d'Amérique</text:p>
          </table:table-cell>
          <table:table-cell/>
          <table:table-cell office:value-type="string">
            <text:p>Février d'Amérique arbre au port 2tale,courronne iréguliere ouverte,large,longs rameaux souples.</text:p>
          </table:table-cell>
          <table:table-cell table:number-columns-repeated="2" office:value-type="float" office:value="3">
            <text:p>3</text:p>
          </table:table-cell>
        </table:table-row>
        <table:table-row table:style-name="ro1">
          <table:table-cell office:value-type="float" office:value="35">
            <text:p>35</text:p>
          </table:table-cell>
          <table:table-cell office:value-type="string">
            <text:p>Sterculier acerifolia</text:p>
          </table:table-cell>
          <table:table-cell office:value-type="string">
            <text:p>Copalme d'Orient</text:p>
          </table:table-cell>
          <table:table-cell/>
          <table:table-cell office:value-type="string">
            <text:p>Origine Australie rare dans la région.</text:p>
          </table:table-cell>
          <table:table-cell office:value-type="float" office:value="0">
            <text:p>0</text:p>
          </table:table-cell>
          <table:table-cell office:value-type="float" office:value="3">
            <text:p>3</text:p>
          </table:table-cell>
        </table:table-row>
        <table:table-row table:style-name="ro1">
          <table:table-cell office:value-type="float" office:value="36">
            <text:p>36</text:p>
          </table:table-cell>
          <table:table-cell office:value-type="string">
            <text:p>Eucalyptus gunnii</text:p>
          </table:table-cell>
          <table:table-cell office:value-type="string">
            <text:p>Gommier à cidre</text:p>
          </table:table-cell>
          <table:table-cell/>
          <table:table-cell office:value-type="string">
            <text:p>L' eucalyptus Gunnii fait partie des espèce de gommier les plus utilisées sous nos climats.Son feuillage glauque à reflets bleutés,de forme très arrondie en fait toute sa beauté.</text:p>
          </table:table-cell>
          <table:table-cell office:value-type="float" office:value="2">
            <text:p>2</text:p>
          </table:table-cell>
          <table:table-cell office:value-type="float" office:value="3">
            <text:p>3</text:p>
          </table:table-cell>
        </table:table-row>
        <table:table-row table:style-name="ro1">
          <table:table-cell office:value-type="float" office:value="37">
            <text:p>37</text:p>
          </table:table-cell>
          <table:table-cell office:value-type="string">
            <text:p>Cedrus Atlantica</text:p>
          </table:table-cell>
          <table:table-cell office:value-type="string">
            <text:p>Cèdre de l'Atlas</text:p>
          </table:table-cell>
          <table:table-cell office:value-type="string">
            <text:p>Lo cedre</text:p>
          </table:table-cell>
          <table:table-cell office:value-type="string">
            <text:p>Arbre de grande taille.</text:p>
          </table:table-cell>
          <table:table-cell office:value-type="float" office:value="5">
            <text:p>5</text:p>
          </table:table-cell>
          <table:table-cell office:value-type="float" office:value="6">
            <text:p>6</text:p>
          </table:table-cell>
        </table:table-row>
        <table:table-row table:style-name="ro1">
          <table:table-cell office:value-type="float" office:value="38">
            <text:p>38</text:p>
          </table:table-cell>
          <table:table-cell office:value-type="string">
            <text:p>Celtis australis</text:p>
          </table:table-cell>
          <table:table-cell office:value-type="string">
            <text:p>Micocoulier de Provence</text:p>
          </table:table-cell>
          <table:table-cell/>
          <table:table-cell office:value-type="string">
            <text:p>Ce micocoulier,malgré sa vitesse de croissance assez lente,forme un très bel arbre très présent dans certaines régions du sud de la France.</text:p>
          </table:table-cell>
          <table:table-cell office:value-type="float" office:value="4">
            <text:p>4</text:p>
          </table:table-cell>
          <table:table-cell office:value-type="float" office:value="6">
            <text:p>6</text:p>
          </table:table-cell>
        </table:table-row>
        <table:table-row table:style-name="ro1">
          <table:table-cell office:value-type="float" office:value="39">
            <text:p>39</text:p>
          </table:table-cell>
          <table:table-cell office:value-type="string">
            <text:p>Maclura pomifera</text:p>
          </table:table-cell>
          <table:table-cell office:value-type="string">
            <text:p>Oranger des Osages</text:p>
          </table:table-cell>
          <table:table-cell/>
          <table:table-cell office:value-type="string">
            <text:p>Cet arbre à la cime ovale touffue,ses jolies feuilles vert foncées un peu cordiformes à la base et ses fruits si partculiers qui ressemblent à des oranges (non comestibles.Tres vieux sujet.</text:p>
          </table:table-cell>
          <table:table-cell table:number-columns-repeated="2" office:value-type="float" office:value="5">
            <text:p>5</text:p>
          </table:table-cell>
        </table:table-row>
        <table:table-row table:style-name="ro1">
          <table:table-cell office:value-type="float" office:value="40">
            <text:p>40</text:p>
          </table:table-cell>
          <table:table-cell office:value-type="string">
            <text:p>Platanus acerifolia</text:p>
          </table:table-cell>
          <table:table-cell office:value-type="string">
            <text:p>platane</text:p>
          </table:table-cell>
          <table:table-cell office:value-type="string">
            <text:p>Platano,la platana</text:p>
          </table:table-cell>
          <table:table-cell office:value-type="string">
            <text:p>Arbre d'ornement:plusieur espèces sont plantées comme arbre d'ornement urbain et d'alignement le long des rues.Ce sont des arbres qui supportent bien les condition de vie du milieu urbain.sujet en port libre.</text:p>
          </table:table-cell>
          <table:table-cell office:value-type="float" office:value="4">
            <text:p>4</text:p>
          </table:table-cell>
          <table:table-cell office:value-type="float" office:value="5">
            <text:p>5</text:p>
          </table:table-cell>
        </table:table-row>
        <table:table-row table:style-name="ro1">
          <table:table-cell office:value-type="float" office:value="41">
            <text:p>41</text:p>
          </table:table-cell>
          <table:table-cell office:value-type="string">
            <text:p>Podocarpus macrophyllus</text:p>
          </table:table-cell>
          <table:table-cell office:value-type="string">
            <text:p>Podocarpus</text:p>
          </table:table-cell>
          <table:table-cell/>
          <table:table-cell office:value-type="string">
            <text:p>Originaire d'Extrême-Orient il est également connu sous le nom de" pin des Bouddhistes".C'est un arbre à croissance lente et rare dans la région.</text:p>
          </table:table-cell>
          <table:table-cell table:number-columns-repeated="2" office:value-type="float" office:value="0">
            <text:p>0</text:p>
          </table:table-cell>
        </table:table-row>
        <table:table-row table:style-name="ro1">
          <table:table-cell office:value-type="float" office:value="42">
            <text:p>42</text:p>
          </table:table-cell>
          <table:table-cell office:value-type="string">
            <text:p>Populus nigra 'Italica'</text:p>
          </table:table-cell>
          <table:table-cell office:value-type="string">
            <text:p>Peuplier d'Italie</text:p>
          </table:table-cell>
          <table:table-cell/>
          <table:table-cell office:value-type="string">
            <text:p>Le peuplier noir est <text:s/>un arbre pouvant atteindre une hauteur de 30 métres et dont la longévité est de l'ordre de 400 ans pour les spécimens les plus âgés.</text:p>
          </table:table-cell>
          <table:table-cell table:number-columns-repeated="2" office:value-type="float" office:value="0">
            <text:p>0</text:p>
          </table:table-cell>
        </table:table-row>
        <table:table-row table:style-name="ro1">
          <table:table-cell office:value-type="float" office:value="43">
            <text:p>43</text:p>
          </table:table-cell>
          <table:table-cell office:value-type="string">
            <text:p>Tilia Platyphyllos</text:p>
          </table:table-cell>
          <table:table-cell office:value-type="string">
            <text:p>Tilleul à grandes feuilles</text:p>
          </table:table-cell>
          <table:table-cell office:value-type="string">
            <text:p>Tilh</text:p>
          </table:table-cell>
          <table:table-cell office:value-type="string">
            <text:p>Tilleul à grandes feuilles.Cet espèce des régions tempérées d'Europe,souvent planté comme arbre d'alignement. Beau sujet.</text:p>
          </table:table-cell>
          <table:table-cell office:value-type="float" office:value="5">
            <text:p>5</text:p>
          </table:table-cell>
          <table:table-cell office:value-type="float" office:value="4">
            <text:p>4</text:p>
          </table:table-cell>
        </table:table-row>
        <table:table-row table:style-name="ro1">
          <table:table-cell office:value-type="float" office:value="44">
            <text:p>44</text:p>
          </table:table-cell>
          <table:table-cell office:value-type="string">
            <text:p>Sequoia sempervirens</text:p>
          </table:table-cell>
          <table:table-cell office:value-type="string">
            <text:p>Séquoia toujours vert</text:p>
          </table:table-cell>
          <table:table-cell/>
          <table:table-cell office:value-type="string">
            <text:p>Son nom vient du chef indien Sequoyah (v. 1770-1843),inventeur de l'alphabet Cherokee.les séquoias à feuilles d'if peuvent mesurer plus de 100mètres de hauteur pour <text:s/>un diamètre approchant 8 mètres.Surement le plus gros arbre de la ville.</text:p>
          </table:table-cell>
          <table:table-cell table:number-columns-repeated="2" office:value-type="float" office:value="0">
            <text:p>0</text:p>
          </table:table-cell>
        </table:table-row>
        <table:table-row table:style-name="ro1">
          <table:table-cell office:value-type="float" office:value="45">
            <text:p>45</text:p>
          </table:table-cell>
          <table:table-cell office:value-type="string">
            <text:p>Acer platanoidesShwedler</text:p>
          </table:table-cell>
          <table:table-cell office:value-type="string">
            <text:p>Erable pourpre</text:p>
          </table:table-cell>
          <table:table-cell/>
          <table:table-cell office:value-type="string">
            <text:p>Le genre Acer compte environ 115 espèces d'arbres et d'arbustes répandues dans les régions tempérées et froides de l'hémisphère boréal ,surtout en Asie et Amérique du Nord.feuillage exceptionnel.</text:p>
          </table:table-cell>
          <table:table-cell table:number-columns-repeated="2" office:value-type="float" office:value="0">
            <text:p>0</text:p>
          </table:table-cell>
        </table:table-row>
        <table:table-row table:style-name="ro1">
          <table:table-cell office:value-type="float" office:value="46">
            <text:p>46</text:p>
          </table:table-cell>
          <table:table-cell office:value-type="string">
            <text:p>Liriodendron tulipifera</text:p>
          </table:table-cell>
          <table:table-cell office:value-type="string">
            <text:p>Tulipier de Virginie</text:p>
          </table:table-cell>
          <table:table-cell office:value-type="string">
            <text:p>Tulipié</text:p>
          </table:table-cell>
          <table:table-cell office:value-type="string">
            <text:p>Le tulipier de Virginie est un arbre feuillu de la famille des magnoliacées.L'arbre a étè introduit en Europe en1663 et il est depuis courant dans les parc du continent.Le plus vieux sujet de la ville.</text:p>
          </table:table-cell>
          <table:table-cell table:number-columns-repeated="2" office:value-type="float" office:value="0">
            <text:p>0</text:p>
          </table:table-cell>
        </table:table-row>
        <table:table-row table:style-name="ro1">
          <table:table-cell office:value-type="float" office:value="47">
            <text:p>47</text:p>
          </table:table-cell>
          <table:table-cell office:value-type="string">
            <text:p>cyprès simperviren</text:p>
          </table:table-cell>
          <table:table-cell office:value-type="string">
            <text:p>cyprès vert de Provence</text:p>
          </table:table-cell>
          <table:table-cell/>
          <table:table-cell office:value-type="string">
            <text:p>Cyprès commun,encore appelé cyprès toujours vert.C'est un arbre originaire d'Asie,mais il est acclimaté dans tout l'hémisphère nord et plus particulièrement autour du bassin méditerranéen.Vieux et beau sujet.</text:p>
          </table:table-cell>
          <table:table-cell office:value-type="float" office:value="5">
            <text:p>5</text:p>
          </table:table-cell>
          <table:table-cell office:value-type="float" office:value="3">
            <text:p>3</text:p>
          </table:table-cell>
        </table:table-row>
        <table:table-row table:style-name="ro1">
          <table:table-cell office:value-type="float" office:value="48">
            <text:p>48</text:p>
          </table:table-cell>
          <table:table-cell office:value-type="string">
            <text:p>Zelkova carpinifolia</text:p>
          </table:table-cell>
          <table:table-cell office:value-type="string">
            <text:p>Orme de Sibérie</text:p>
          </table:table-cell>
          <table:table-cell/>
          <table:table-cell office:value-type="string">
            <text:p>On l'appelle aussi Orme du Caucase.On trouve cet orme dans le Caucase et le nord de l'Iran.il n'est pas sensible à la graphiose (maladie)qui a ravagé les Ormes dans toute l'Europe.</text:p>
          </table:table-cell>
          <table:table-cell table:number-columns-repeated="2" office:value-type="float" office:value="0">
            <text:p>0</text:p>
          </table:table-cell>
        </table:table-row>
        <table:table-row table:style-name="ro1">
          <table:table-cell office:value-type="float" office:value="49">
            <text:p>49</text:p>
          </table:table-cell>
          <table:table-cell office:value-type="string">
            <text:p>Sorbus domestica</text:p>
          </table:table-cell>
          <table:table-cell office:value-type="string">
            <text:p>Cormier</text:p>
          </table:table-cell>
          <table:table-cell office:value-type="string">
            <text:p>Aiprouèr</text:p>
          </table:table-cell>
          <table:table-cell office:value-type="string">
            <text:p>C'est un arbre à l'écorce brun orangé,aux feuilles caduques pennées et aux fleurs blanches.Le cormier est un arbre de plus en plus rare.</text:p>
          </table:table-cell>
          <table:table-cell table:number-columns-repeated="2" office:value-type="float" office:value="0">
            <text:p>0</text:p>
          </table:table-cell>
        </table:table-row>
        <table:table-row table:style-name="ro1">
          <table:table-cell office:value-type="float" office:value="50">
            <text:p>50</text:p>
          </table:table-cell>
          <table:table-cell office:value-type="string">
            <text:p>Arbutus andrachne</text:p>
          </table:table-cell>
          <table:table-cell office:value-type="string">
            <text:p>Arbousier de Grèce</text:p>
          </table:table-cell>
          <table:table-cell/>
          <table:table-cell office:value-type="string">
            <text:p>l'écorce de l'arbousier de Gréce revêtau printemps de vives couleurs rouges,puis avec les chaleurs estivales,se dénude peu à peu.des fragments retangulaires se détachent,se dessèchent et s'enroulent,laissant apparaître la jeune écorce. On trouve peu</text:p>
          </table:table-cell>
          <table:table-cell office:value-type="float" office:value="4">
            <text:p>4</text:p>
          </table:table-cell>
          <table:table-cell office:value-type="float" office:value="0">
            <text:p>0</text:p>
          </table:table-cell>
        </table:table-row>
        <table:table-row table:style-name="ro1">
          <table:table-cell office:value-type="float" office:value="51">
            <text:p>51</text:p>
          </table:table-cell>
          <table:table-cell office:value-type="string">
            <text:p>Thuya occidentalis</text:p>
          </table:table-cell>
          <table:table-cell office:value-type="string">
            <text:p>thuya du Canada ou cèdre blanc</text:p>
          </table:table-cell>
          <table:table-cell/>
          <table:table-cell office:value-type="string">
            <text:p>Originaire du nord-est de l'Amérique du nord. Tronc noueux et irrégulier très beau sujet.</text:p>
          </table:table-cell>
          <table:table-cell office:value-type="float" office:value="4">
            <text:p>4</text:p>
          </table:table-cell>
          <table:table-cell office:value-type="float" office:value="5">
            <text:p>5</text:p>
          </table:table-cell>
        </table:table-row>
        <table:table-row table:style-name="ro1">
          <table:table-cell office:value-type="float" office:value="52">
            <text:p>52</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anéennes,reconnaissable à son port évoquant un parasol déployé.Sa graine,le pignon est souvent utilisée en pâtisserie.Très beau sujet dans un parc magnifique.</text:p>
          </table:table-cell>
          <table:table-cell table:number-columns-repeated="2" office:value-type="float" office:value="7">
            <text:p>7</text:p>
          </table:table-cell>
        </table:table-row>
        <table:table-row table:style-name="ro1">
          <table:table-cell office:value-type="float" office:value="53">
            <text:p>53</text:p>
          </table:table-cell>
          <table:table-cell office:value-type="string">
            <text:p>Cupressus simpervirens</text:p>
          </table:table-cell>
          <table:table-cell office:value-type="string">
            <text:p>Cyprès de Provence</text:p>
          </table:table-cell>
          <table:table-cell office:value-type="string">
            <text:p>Autciprès,cyprièr,cipres,s</text:p>
          </table:table-cell>
          <table:table-cell office:value-type="string">
            <text:p>Cyprès commun.Cet arbre et originaire d'Asie,mais il est acclimaté dans tout l'hémisphère nord et plus particulièrement autour du bassin mèditerranéen.Très beau sujet.</text:p>
          </table:table-cell>
          <table:table-cell table:number-columns-repeated="2" office:value-type="float" office:value="6">
            <text:p>6</text:p>
          </table:table-cell>
        </table:table-row>
        <table:table-row table:style-name="ro1">
          <table:table-cell office:value-type="float" office:value="54">
            <text:p>54</text:p>
          </table:table-cell>
          <table:table-cell office:value-type="string">
            <text:p>Taxodichum distichum</text:p>
          </table:table-cell>
          <table:table-cell office:value-type="string">
            <text:p>Cyprès chauve</text:p>
          </table:table-cell>
          <table:table-cell/>
          <table:table-cell office:value-type="string">
            <text:p>Le cyprès chauve ,qui est l'arbre emblème de Lousiane et une espèce remarquable par son adaptation aux milieux humides.arbre marquant le paysage.</text:p>
          </table:table-cell>
          <table:table-cell office:value-type="float" office:value="5">
            <text:p>5</text:p>
          </table:table-cell>
          <table:table-cell office:value-type="float" office:value="6">
            <text:p>6</text:p>
          </table:table-cell>
        </table:table-row>
        <table:table-row table:style-name="ro1">
          <table:table-cell office:value-type="float" office:value="55">
            <text:p>55</text:p>
          </table:table-cell>
          <table:table-cell office:value-type="string">
            <text:p>Cedrus atlantica</text:p>
          </table:table-cell>
          <table:table-cell office:value-type="string">
            <text:p>Cèdre de l'Atlas</text:p>
          </table:table-cell>
          <table:table-cell office:value-type="string">
            <text:p>Cèdre</text:p>
          </table:table-cell>
          <table:table-cell office:value-type="string">
            <text:p>Les cèdres sont de grands arbres.les cèdres peuvent vivre plus de 1000 ans.Ils sont reconnus pour leur croissance rapide. On trouve peu de sujet de cette taille.</text:p>
          </table:table-cell>
          <table:table-cell table:number-columns-repeated="2" office:value-type="float" office:value="5">
            <text:p>5</text:p>
          </table:table-cell>
        </table:table-row>
        <table:table-row table:style-name="ro1">
          <table:table-cell office:value-type="float" office:value="56">
            <text:p>56</text:p>
          </table:table-cell>
          <table:table-cell office:value-type="string">
            <text:p>Platanus acerifolia</text:p>
          </table:table-cell>
          <table:table-cell office:value-type="string">
            <text:p>Platane</text:p>
          </table:table-cell>
          <table:table-cell office:value-type="string">
            <text:p>Platana,Platanièr</text:p>
          </table:table-cell>
          <table:table-cell office:value-type="string">
            <text:p>Le platane est très fréquent en Europe, où il est planté dans les parcs,le long des routes du fait de sa grande résistance à la pollution.Ici en port libre.</text:p>
          </table:table-cell>
          <table:table-cell office:value-type="float" office:value="5">
            <text:p>5</text:p>
          </table:table-cell>
          <table:table-cell office:value-type="float" office:value="6">
            <text:p>6</text:p>
          </table:table-cell>
        </table:table-row>
        <table:table-row table:style-name="ro1">
          <table:table-cell office:value-type="float" office:value="57">
            <text:p>57</text:p>
          </table:table-cell>
          <table:table-cell office:value-type="string">
            <text:p>Taxus Baccata</text:p>
          </table:table-cell>
          <table:table-cell office:value-type="string">
            <text:p>if commun</text:p>
          </table:table-cell>
          <table:table-cell office:value-type="string">
            <text:p>Tueis</text:p>
          </table:table-cell>
          <table:table-cell office:value-type="string">
            <text:p>L'if est un arbre qui peut atteindre 20m de haut mais la plupart des individus sont généralement plus petits.La forme est variable avec une cime irrégulière et un tronc court et noueux.</text:p>
          </table:table-cell>
          <table:table-cell table:number-columns-repeated="2" office:value-type="float" office:value="4">
            <text:p>4</text:p>
          </table:table-cell>
        </table:table-row>
        <table:table-row table:style-name="ro1">
          <table:table-cell office:value-type="float" office:value="60">
            <text:p>60</text:p>
          </table:table-cell>
          <table:table-cell office:value-type="string">
            <text:p>Cèdre atlantica</text:p>
          </table:table-cell>
          <table:table-cell office:value-type="string">
            <text:p>cèdre de l'Atlas</text:p>
          </table:table-cell>
          <table:table-cell office:value-type="string">
            <text:p>cèdre</text:p>
          </table:table-cell>
          <table:table-cell office:value-type="string">
            <text:p>Les cèdres sont de grands arbres.Les cèdres peuvent vivre plus de 1000 ans et sont reconnus pour leur croissance rapide.</text:p>
          </table:table-cell>
          <table:table-cell table:number-columns-repeated="2" office:value-type="float" office:value="4">
            <text:p>4</text:p>
          </table:table-cell>
        </table:table-row>
        <table:table-row table:style-name="ro1">
          <table:table-cell office:value-type="float" office:value="59">
            <text:p>59</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néennes,reconnaisable à son port évoquant un parasol déployé.Sa graine, le pignon est souvent utilisée en pâtisserie.Abre marquant le paysage.</text:p>
          </table:table-cell>
          <table:table-cell table:number-columns-repeated="2" office:value-type="float" office:value="4">
            <text:p>4</text:p>
          </table:table-cell>
        </table:table-row>
        <table:table-row table:style-name="ro1">
          <table:table-cell office:value-type="float" office:value="58">
            <text:p>58</text:p>
          </table:table-cell>
          <table:table-cell office:value-type="string">
            <text:p>Quercus suber L</text:p>
          </table:table-cell>
          <table:table-cell office:value-type="string">
            <text:p>Chêne liège</text:p>
          </table:table-cell>
          <table:table-cell/>
          <table:table-cell office:value-type="string">
            <text:p>Le chêne liège est un arbre exploité pour son ecorce qui fournit le liège.Il peut vivre 150 à 200 ans et atteindre 20 à 25 mètre de haut.Sujet rare sur la ville.</text:p>
          </table:table-cell>
          <table:table-cell table:number-columns-repeated="2" office:value-type="float" office:value="4">
            <text:p>4</text:p>
          </table:table-cell>
        </table:table-row>
        <table:table-row table:style-name="ro1">
          <table:table-cell office:value-type="float" office:value="61">
            <text:p>61</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néennes,reconnaissable à son port évoquant un parasol déployé.sa graine, le pignon est souvent utilisé en pâtisserie. Ce spécimen est particulièrement ancien.</text:p>
          </table:table-cell>
          <table:table-cell table:number-columns-repeated="2" office:value-type="float" office:value="4">
            <text:p>4</text:p>
          </table:table-cell>
        </table:table-row>
        <table:table-row table:style-name="ro1">
          <table:table-cell office:value-type="float" office:value="62">
            <text:p>62</text:p>
          </table:table-cell>
          <table:table-cell office:value-type="string">
            <text:p>Cedrus atlantica</text:p>
          </table:table-cell>
          <table:table-cell office:value-type="string">
            <text:p>cèdre de l'Atlas</text:p>
          </table:table-cell>
          <table:table-cell office:value-type="string">
            <text:p>Cèdre</text:p>
          </table:table-cell>
          <table:table-cell office:value-type="string">
            <text:p>Les cèdre sont des arbres de grandes tailles.ils peuvent vivre plus de 1000 ans .ils sont reconnus pour leur croissance rapide. On trouve peu de sujet de cette taille.</text:p>
          </table:table-cell>
          <table:table-cell table:number-columns-repeated="2" office:value-type="float" office:value="4">
            <text:p>4</text:p>
          </table:table-cell>
        </table:table-row>
        <table:table-row table:style-name="ro1">
          <table:table-cell office:value-type="float" office:value="71">
            <text:p>71</text:p>
          </table:table-cell>
          <table:table-cell office:value-type="string">
            <text:p>Pinus pinea</text:p>
          </table:table-cell>
          <table:table-cell office:value-type="string">
            <text:p>Pin pignon</text:p>
          </table:table-cell>
          <table:table-cell office:value-type="string">
            <text:p>Pin pinhièr,pincàs</text:p>
          </table:table-cell>
          <table:table-cell/>
          <table:table-cell table:number-columns-repeated="2" office:value-type="float" office:value="4">
            <text:p>4</text:p>
          </table:table-cell>
        </table:table-row>
        <table:table-row table:style-name="ro1">
          <table:table-cell office:value-type="float" office:value="64">
            <text:p>64</text:p>
          </table:table-cell>
          <table:table-cell office:value-type="string">
            <text:p>Cupressus Sempervirens</text:p>
          </table:table-cell>
          <table:table-cell office:value-type="string">
            <text:p>cyprès vert de Provence</text:p>
          </table:table-cell>
          <table:table-cell office:value-type="string">
            <text:p>Autciprès,ciprièr,ciprès,s</text:p>
          </table:table-cell>
          <table:table-cell office:value-type="string">
            <text:p>Cyprès commun,c'est un arbre originaire d'Asie,mais il est acclimaté dans tout l'hémisphère nord et plus particulièrement autour du bassin méditerranéen.Très vieux sujet.</text:p>
          </table:table-cell>
          <table:table-cell table:number-columns-repeated="2" office:value-type="float" office:value="5">
            <text:p>5</text:p>
          </table:table-cell>
        </table:table-row>
        <table:table-row table:style-name="ro1">
          <table:table-cell office:value-type="float" office:value="63">
            <text:p>63</text:p>
          </table:table-cell>
          <table:table-cell office:value-type="string">
            <text:p>Pinus pinea</text:p>
          </table:table-cell>
          <table:table-cell office:value-type="string">
            <text:p>Pin pignon</text:p>
          </table:table-cell>
          <table:table-cell office:value-type="string">
            <text:p>pin pinhièr,pincas</text:p>
          </table:table-cell>
          <table:table-cell office:value-type="string">
            <text:p>Le pin parasol est un arbre caractéristique des régions méditeranéennes,reconnaissable à sont port évoquant un parasol déployé.Sa graine, le pignon est souvent utiliséee en pâtisserie. très beau sujet.</text:p>
          </table:table-cell>
          <table:table-cell office:value-type="float" office:value="6">
            <text:p>6</text:p>
          </table:table-cell>
          <table:table-cell office:value-type="float" office:value="5">
            <text:p>5</text:p>
          </table:table-cell>
        </table:table-row>
        <table:table-row table:style-name="ro1">
          <table:table-cell office:value-type="float" office:value="67">
            <text:p>67</text:p>
          </table:table-cell>
          <table:table-cell office:value-type="string">
            <text:p>Magniolia grandiflora</text:p>
          </table:table-cell>
          <table:table-cell office:value-type="string">
            <text:p>magniolia</text:p>
          </table:table-cell>
          <table:table-cell office:value-type="string">
            <text:p>Manholièr</text:p>
          </table:table-cell>
          <table:table-cell office:value-type="string">
            <text:p>Cet arbre de climats tempérés et tropicaux,préfère un sol acide.age et taille rares pour la région. On trouve peu de sujet de cette taille.</text:p>
          </table:table-cell>
          <table:table-cell office:value-type="float" office:value="5">
            <text:p>5</text:p>
          </table:table-cell>
          <table:table-cell office:value-type="float" office:value="6">
            <text:p>6</text:p>
          </table:table-cell>
        </table:table-row>
        <table:table-row table:style-name="ro1">
          <table:table-cell office:value-type="float" office:value="68">
            <text:p>68</text:p>
          </table:table-cell>
          <table:table-cell office:value-type="string">
            <text:p>Cèdre atlantica</text:p>
          </table:table-cell>
          <table:table-cell office:value-type="string">
            <text:p>Cèdre de lAtlas</text:p>
          </table:table-cell>
          <table:table-cell office:value-type="string">
            <text:p>cèdre</text:p>
          </table:table-cell>
          <table:table-cell office:value-type="string">
            <text:p>les cèdres sont de grands arbres.Ils peuvent vivre plus de 1000 ans.Ils sont reconnus pour leur croissance rapide.Beau sujet dans un cadre magnifique.</text:p>
          </table:table-cell>
          <table:table-cell table:number-columns-repeated="2" office:value-type="float" office:value="5">
            <text:p>5</text:p>
          </table:table-cell>
        </table:table-row>
        <table:table-row table:style-name="ro1">
          <table:table-cell office:value-type="float" office:value="66">
            <text:p>66</text:p>
          </table:table-cell>
          <table:table-cell office:value-type="string">
            <text:p>platanus hybrida</text:p>
          </table:table-cell>
          <table:table-cell office:value-type="string">
            <text:p>platane</text:p>
          </table:table-cell>
          <table:table-cell office:value-type="string">
            <text:p>Platana,platanièr</text:p>
          </table:table-cell>
          <table:table-cell office:value-type="string">
            <text:p>Abre d'ornement:plusieurs espèces sont plantées comme arbre d'ornement urbain et d'alignement le long des rues.Ici ceplatane enport libre est magnifique.</text:p>
          </table:table-cell>
          <table:table-cell office:value-type="float" office:value="5">
            <text:p>5</text:p>
          </table:table-cell>
          <table:table-cell office:value-type="float" office:value="8">
            <text:p>8</text:p>
          </table:table-cell>
        </table:table-row>
        <table:table-row table:style-name="ro1">
          <table:table-cell office:value-type="float" office:value="65">
            <text:p>65</text:p>
          </table:table-cell>
          <table:table-cell office:value-type="string">
            <text:p>Quercus Pubescens</text:p>
          </table:table-cell>
          <table:table-cell office:value-type="string">
            <text:p>Chêne pubescent</text:p>
          </table:table-cell>
          <table:table-cell office:value-type="string">
            <text:p>Rore,blacàs,chaine</text:p>
          </table:table-cell>
          <table:table-cell office:value-type="string">
            <text:p>Le chêne pubescens est une espèce d'arbre à feuillage caduc des régions tempéèes de l'hemisphère nord. Arbre remarquable <text:s/>de par sa taille.</text:p>
          </table:table-cell>
          <table:table-cell table:number-columns-repeated="2" office:value-type="float" office:value="6">
            <text:p>6</text:p>
          </table:table-cell>
        </table:table-row>
        <table:table-row table:style-name="ro1">
          <table:table-cell office:value-type="float" office:value="70">
            <text:p>70</text:p>
          </table:table-cell>
          <table:table-cell office:value-type="string">
            <text:p>Grevillea robusta</text:p>
          </table:table-cell>
          <table:table-cell office:value-type="string">
            <text:p>Grevillea</text:p>
          </table:table-cell>
          <table:table-cell/>
          <table:table-cell office:value-type="string">
            <text:p>Grevillea robusta,communément appelé le chêne soyeux d' australie.Sa floraison jaune orangé et magnifique.</text:p>
          </table:table-cell>
          <table:table-cell office:value-type="float" office:value="0">
            <text:p>0</text:p>
          </table:table-cell>
          <table:table-cell office:value-type="float" office:value="3">
            <text:p>3</text:p>
          </table:table-cell>
        </table:table-row>
        <table:table-row table:style-name="ro1">
          <table:table-cell office:value-type="float" office:value="69">
            <text:p>69</text:p>
          </table:table-cell>
          <table:table-cell office:value-type="string">
            <text:p>Eucalyptus gunnii</text:p>
          </table:table-cell>
          <table:table-cell office:value-type="string">
            <text:p>Eucalyptus</text:p>
          </table:table-cell>
          <table:table-cell/>
          <table:table-cell office:value-type="string">
            <text:p>L'eucalyptus gunnii fait partie des espèces de Gommier les plus utilisées sous nos climats.Son feuillage glauque à reflets bleutés,de forme très arrondie en fait toute sa beauté.</text:p>
          </table:table-cell>
          <table:table-cell office:value-type="float" office:value="2">
            <text:p>2</text:p>
          </table:table-cell>
          <table:table-cell office:value-type="float" office:value="0">
            <text:p>0</text:p>
          </table:table-cell>
        </table:table-row>
        <table:table-row table:style-name="ro1">
          <table:table-cell office:value-type="float" office:value="23">
            <text:p>23</text:p>
          </table:table-cell>
          <table:table-cell office:value-type="string">
            <text:p>Magnolia grandifolia</text:p>
          </table:table-cell>
          <table:table-cell office:value-type="string">
            <text:p>Magnolia à grandes fleurs</text:p>
          </table:table-cell>
          <table:table-cell office:value-type="string">
            <text:p>Magnoulia</text:p>
          </table:table-cell>
          <table:table-cell office:value-type="string">
            <text:p>Arbre de climats tempérés et tropicaux,il préferé un sol acide.Arbre d'age important.</text:p>
          </table:table-cell>
          <table:table-cell office:value-type="float" office:value="5">
            <text:p>5</text:p>
          </table:table-cell>
          <table:table-cell office:value-type="float" office:value="4">
            <text:p>4</text:p>
          </table:table-cell>
        </table:table-row>
      </table:table>
      <table:table table:name="Métadonnées" table:style-name="ta1" table:print="false">
        <table:table-column table:style-name="co7"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15</text:p>
          </table:table-cell>
        </table:table-row>
        <table:table-row table:style-name="ro1">
          <table:table-cell/>
        </table:table-row>
        <table:table-row table:style-name="ro1">
          <table:table-cell office:value-type="string">
            <text:p>* TITRE : Arbres remarquables</text:p>
          </table:table-cell>
        </table:table-row>
        <table:table-row table:style-name="ro1">
          <table:table-cell/>
        </table:table-row>
        <table:table-row table:style-name="ro1">
          <table:table-cell office:value-type="string">
            <text:p>* IDENTIFIANT : VilleMTP_MTP_ArbresRemarq_2011</text:p>
          </table:table-cell>
        </table:table-row>
        <table:table-row table:style-name="ro1">
          <table:table-cell/>
        </table:table-row>
        <table:table-row table:style-name="ro1">
          <table:table-cell office:value-type="string">
            <text:p>* DESCRIPTION : Liste des arbres remarquables publics gérés par la Ville de Montpellier. Ne contient pas les arbres publics gérés par les Campus ni le Jardins Botaniques. Ne contient pas les arbres "non gérés" dans certains espaces publics ouverts (rives du Lez) Ne contient pas les arbres "privés" présents dans les parcs, jardins, balcons privés, etc.</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anglais</text:p>
          </table:table-cell>
        </table:table-row>
        <table:table-row table:style-name="ro1">
          <table:table-cell/>
        </table:table-row>
        <table:table-row table:style-name="ro1">
          <table:table-cell office:value-type="string">
            <text:p>* DATE PUBLICATION : 2011-04-13</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3-01-24</text:p>
          </table:table-cell>
        </table:table-row>
        <table:table-row table:style-name="ro1">
          <table:table-cell/>
        </table:table-row>
        <table:table-row table:style-name="ro1">
          <table:table-cell office:value-type="string">
            <text:p>* PRORIÉTAIRE : Ville de Montpellier</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Environnement</text:p>
          </table:table-cell>
        </table:table-row>
        <table:table-row table:style-name="ro1">
          <table:table-cell/>
        </table:table-row>
        <table:table-row table:style-name="ro1">
          <table:table-cell office:value-type="string">
            <text:p>* THÈME INSPIRE : Faune et flore</text:p>
          </table:table-cell>
        </table:table-row>
        <table:table-row table:style-name="ro1">
          <table:table-cell/>
        </table:table-row>
        <table:table-row table:style-name="ro1">
          <table:table-cell office:value-type="string">
            <text:p>* LICENCE : LICENCE OUVERTE / OPEN LICENCE http://www.etalab.gouv.fr/pages/licence-ouverte-open-licence-5899923.html</text:p>
          </table:table-cell>
        </table:table-row>
        <table:table-row table:style-name="ro1">
          <table:table-cell/>
        </table:table-row>
        <table:table-row table:style-name="ro1">
          <table:table-cell office:value-type="string">
            <text:p>* MOTS CLÉS : arbre ; biodiversité ; écologie ; botanique ; espaces verts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3">
          <table:table-cell/>
        </table:table-row>
        <table:table-row table:style-name="ro1">
          <table:table-cell office:value-type="string">
            <text:p>* NOTE : &lt;p&gt;Une application de remontée d’information permettant de déclarer les arbres non présents dans cette base (arbres non gérés, arbres entretenus par d’autres acteurs publics ou privés) sera proposée ultérieurement.&lt;/p&gt;</text:p>
          </table:table-cell>
        </table:table-row>
        <table:table-row table:style-name="ro1">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4">24/01/2013</text:date>, <text:time>11:14: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1-24T11:14:31.66</dc:date>
    <dc:creator>Jérémie Valentin</dc:creator>
    <meta:generator>OpenOffice.org/3.4.1$Win32 OpenOffice.org_project/341m1$Build-9593</meta:generator>
    <meta:editing-duration>PT15S</meta:editing-duration>
    <meta:editing-cycles>1</meta:editing-cycles>
    <meta:document-statistic meta:table-count="2" meta:cell-count="496" meta:object-count="0"/>
  </office:meta>
</office:document-meta>
</file>